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p(mA)</text:p>
          </table:table-cell>
          <table:table-cell office:value-type="string" calcext:value-type="string">
            <text:p>V_L(V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.94" calcext:value-type="float">
            <text:p>-1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96" calcext:value-type="float">
            <text:p>-0.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2.38" calcext:value-type="float">
            <text:p>2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22:34.262811303</meta:creation-date>
    <dc:date>2018-11-06T17:23:48.857612901</dc:date>
    <meta:editing-duration>PT1M15S</meta:editing-duration>
    <meta:editing-cycles>1</meta:editing-cycles>
    <meta:document-statistic meta:table-count="1" meta:cell-count="12" meta:object-count="0"/>
    <meta:generator>LibreOffice/5.1.6.2$Linux_X86_64 LibreOffice_project/10m0$Build-2</meta:generator>
  </office:meta>
</office:document-meta>
</file>